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8_1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8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. Solis Cohen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after 1887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Rev Dr S Morais/</text:p>
      <text:p text:style-name="P2"><text:tab/>President/</text:p>
      <text:p text:style-name="P2">Dear Sir/</text:p>
      <text:p text:style-name="P2"><text:tab/>Your favor/ is at hand refuting/ examination of/ Mess. Wilmer &amp; Schlesinger./</text:p>
      <text:p text:style-name="P2"><text:tab/>Will you kindly/ direct these candidates/ to report for instruction/ in New York at such/</text:p>
      <text:p text:style-name="P2"/>
      <text:p text:style-name="P2">[Page 2]</text:p>
      <text:p text:style-name="P2">time as you deem/ best--&amp; also notify/ the preceptors as to/ your wishes in regard/ to the classes in which/ they are to be placed./ <text:s/>Yours very truly/ S. Solis Cohen/ Chairma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4T11:55:15.30</meta:creation-date>
    <meta:document-statistic meta:table-count="0" meta:image-count="0" meta:object-count="0" meta:page-count="2" meta:paragraph-count="68" meta:word-count="230" meta:character-count="1631"/>
    <dc:date>2012-01-24T12:26:25.18</dc:date>
    <dc:creator>Penn Libraries</dc:creator>
    <meta:editing-duration>PT00H00M49S</meta:editing-duration>
    <meta:editing-cycles>1</meta:editing-cycles>
    <meta:generator>OpenOffice.org/3.2$Win32 OpenOffice.org_project/320m12$Build-9483</meta:generator>
  </office:meta>
</office:document-meta>
</file>